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frac>
              <mn>1</mn>
              <mn>4</mn>
            </mfrac>
            <msub>
              <mi>S</mi>
              <mn>0</mn>
            </msub>
          </mrow>
        </mtd>
      </mtr>
      <mtr>
        <mtd>
          <mrow>
            <mfrac>
              <mn>1</mn>
              <mn>4</mn>
            </mfrac>
            <msub>
              <mi>S</mi>
              <mn>0</mn>
            </msub>
            <msub>
              <mi>a</mi>
              <mi>p</mi>
            </msub>
          </mrow>
        </mtd>
      </mtr>
      <mtr>
        <mtd>
          <mrow>
            <mrow>
              <mo stretchy="false">(</mo>
              <mrow>
                <mn>1</mn>
                <mi mathvariant="normal">−</mi>
                <mi>ε</mi>
              </mrow>
              <mo stretchy="false">)</mo>
            </mrow>
            <msubsup>
              <mi mathvariant="italic">σT</mi>
              <mi>s</mi>
              <mn>4</mn>
            </msubsup>
          </mrow>
        </mtd>
      </mtr>
    </mtable>
    <annotation encoding="StarMath 5.0">{1} over {4}S_{0}newline 

{1} over {4}S_{0}a_{p}newline 

(1-ε)σT_{s}^{4}newline 
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en </meta:initial-creator>
    <meta:creation-date>2011-09-13T20:24:24</meta:creation-date>
    <meta:generator>OpenOffice.org/3.2$Linux OpenOffice.org_project/320m19$Build-9505</meta:generator>
  </office:meta>
</office:document-meta>
</file>